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9" table:default-cell-style-name="Default"/>
        <table:table-column table:style-name="co3" table:default-cell-style-name="ce5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ara un 5%</text:p>
          </table:table-cell>
          <table:table-cell table:style-name="ce4"/>
          <table:table-cell table:style-name="ce7" table:number-columns-repeated="9"/>
          <table:table-cell table:style-name="ce4"/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Desviación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2" office:value-type="float" office:value="1.43994343693458" calcext:value-type="float">
            <text:p>1.43994343693458</text:p>
          </table:table-cell>
          <table:table-cell office:value-type="float" office:value="1.43994343693458" calcext:value-type="float">
            <text:p>1.43994343693458</text:p>
          </table:table-cell>
          <table:table-cell table:number-columns-repeated="8"/>
          <table:table-cell table:formula="of:=AVERAGE([.C2:.L2])" office:value-type="float" office:value="1.43994343693458" calcext:value-type="float">
            <text:p>1.43994343693458</text:p>
          </table:table-cell>
          <table:table-cell table:formula="of:=STDEV([.C2:.L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 office:value-type="float" office:value="1.19346390352715" calcext:value-type="float">
            <text:p>1.19346390352715</text:p>
          </table:table-cell>
          <table:table-cell office:value-type="float" office:value="1.19346390352715" calcext:value-type="float">
            <text:p>1.19346390352715</text:p>
          </table:table-cell>
          <table:table-cell table:number-columns-repeated="8"/>
          <table:table-cell table:formula="of:=AVERAGE([.C3:.L3])" office:value-type="float" office:value="1.19346390352715" calcext:value-type="float">
            <text:p>1.19346390352715</text:p>
          </table:table-cell>
          <table:table-cell table:formula="of:=STDEV([.C3:.L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2" office:value-type="float" office:value="1.44863029156928" calcext:value-type="float">
            <text:p>1.44863029156928</text:p>
          </table:table-cell>
          <table:table-cell office:value-type="float" office:value="1.44863029156928" calcext:value-type="float">
            <text:p>1.44863029156928</text:p>
          </table:table-cell>
          <table:table-cell table:number-columns-repeated="8"/>
          <table:table-cell table:formula="of:=AVERAGE([.C4:.L4])" office:value-type="float" office:value="1.44863029156928" calcext:value-type="float">
            <text:p>1.44863029156928</text:p>
          </table:table-cell>
          <table:table-cell table:formula="of:=STDEV([.C4:.L4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Random Forest</text:p>
          </table:table-cell>
          <table:table-cell table:style-name="ce8" office:value-type="float" office:value="1.48918750325638" calcext:value-type="float">
            <text:p>1.48918750325638</text:p>
          </table:table-cell>
          <table:table-cell table:style-name="ce8" office:value-type="float" office:value="1.54542780056905" calcext:value-type="float">
            <text:p>1.54542780056905</text:p>
          </table:table-cell>
          <table:table-cell table:style-name="ce8" office:value-type="float" office:value="1.49231171293471" calcext:value-type="float">
            <text:p>1.49231171293471</text:p>
          </table:table-cell>
          <table:table-cell table:style-name="ce8" table:number-columns-repeated="6"/>
          <table:table-cell table:style-name="ce6"/>
          <table:table-cell/>
          <table:table-cell table:formula="of:=AVERAGE([.C5:.L5])" office:value-type="float" office:value="1.50897567225338" calcext:value-type="float">
            <text:p>1.50897567225338</text:p>
          </table:table-cell>
          <table:table-cell table:formula="of:=STDEV([.C5:.L5])" office:value-type="float" office:value="0.0316070943869415" calcext:value-type="float">
            <text:p>0.0316070943869415</text:p>
          </table:table-cell>
        </table:table-row>
        <table:table-row table:style-name="ro1">
          <table:table-cell table:style-name="ce1" office:value-type="string" calcext:value-type="string">
            <text:p>Para un 10%</text:p>
          </table:table-cell>
          <table:table-cell table:style-name="ce4"/>
          <table:table-cell table:style-name="ce7" table:number-columns-repeated="9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2" office:value-type="float" office:value="7.73168835807325" calcext:value-type="float">
            <text:p>7.73168835807325</text:p>
          </table:table-cell>
          <table:table-cell office:value-type="float" office:value="7.73168835807325" calcext:value-type="float">
            <text:p>7.73168835807325</text:p>
          </table:table-cell>
          <table:table-cell table:number-columns-repeated="8"/>
          <table:table-cell table:formula="of:=AVERAGE([.C7:.L7])" office:value-type="float" office:value="7.73168835807325" calcext:value-type="float">
            <text:p>7.73168835807325</text:p>
          </table:table-cell>
          <table:table-cell table:formula="of:=STDEV([.C7:.L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 office:value-type="float" office:value="11.1557807836329" calcext:value-type="float">
            <text:p>11.1557807836329</text:p>
          </table:table-cell>
          <table:table-cell office:value-type="float" office:value="11.1557807836329" calcext:value-type="float">
            <text:p>11.1557807836329</text:p>
          </table:table-cell>
          <table:table-cell table:number-columns-repeated="8"/>
          <table:table-cell table:formula="of:=AVERAGE([.C8:.L8])" office:value-type="float" office:value="11.1557807836329" calcext:value-type="float">
            <text:p>11.1557807836329</text:p>
          </table:table-cell>
          <table:table-cell table:formula="of:=STDEV([.C8:.L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2" office:value-type="float" office:value="7.67744479453092" calcext:value-type="float">
            <text:p>7.67744479453092</text:p>
          </table:table-cell>
          <table:table-cell office:value-type="float" office:value="7.67744479453092" calcext:value-type="float">
            <text:p>7.67744479453092</text:p>
          </table:table-cell>
          <table:table-cell table:number-columns-repeated="8"/>
          <table:table-cell table:formula="of:=AVERAGE([.C9:.L9])" office:value-type="float" office:value="7.67744479453092" calcext:value-type="float">
            <text:p>7.67744479453092</text:p>
          </table:table-cell>
          <table:table-cell table:formula="of:=STDEV([.C9:.L9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Random Forest</text:p>
          </table:table-cell>
          <table:table-cell table:style-name="ce8" office:value-type="float" office:value="8.32473010207547" calcext:value-type="float">
            <text:p>8.32473010207547</text:p>
          </table:table-cell>
          <table:table-cell table:style-name="ce8" office:value-type="float" office:value="8.1285593251516" calcext:value-type="float">
            <text:p>8.1285593251516</text:p>
          </table:table-cell>
          <table:table-cell table:style-name="ce8" office:value-type="float" office:value="8.32828139878497" calcext:value-type="float">
            <text:p>8.32828139878497</text:p>
          </table:table-cell>
          <table:table-cell table:style-name="ce8" table:number-columns-repeated="6"/>
          <table:table-cell table:style-name="ce6"/>
          <table:table-cell/>
          <table:table-cell table:formula="of:=AVERAGE([.C10:.L10])" office:value-type="float" office:value="8.26052360867068" calcext:value-type="float">
            <text:p>8.26052360867068</text:p>
          </table:table-cell>
          <table:table-cell table:formula="of:=STDEV([.C10:.L10])" office:value-type="float" office:value="0.11429821529931" calcext:value-type="float">
            <text:p>0.11429821529931</text:p>
          </table:table-cell>
        </table:table-row>
        <table:table-row table:style-name="ro1">
          <table:table-cell table:style-name="ce1" office:value-type="string" calcext:value-type="string">
            <text:p>Para un 15%</text:p>
          </table:table-cell>
          <table:table-cell table:style-name="ce4"/>
          <table:table-cell table:style-name="ce7" table:number-columns-repeated="9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2" office:value-type="float" office:value="7.8751399756525" calcext:value-type="float">
            <text:p>7.8751399756525</text:p>
          </table:table-cell>
          <table:table-cell office:value-type="float" office:value="7.8751399756525" calcext:value-type="float">
            <text:p>7.8751399756525</text:p>
          </table:table-cell>
          <table:table-cell table:number-columns-repeated="8"/>
          <table:table-cell table:formula="of:=AVERAGE([.C12:.L12])" office:value-type="float" office:value="7.8751399756525" calcext:value-type="float">
            <text:p>7.8751399756525</text:p>
          </table:table-cell>
          <table:table-cell table:formula="of:=STDEV([.C12:.L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 office:value-type="float" office:value="10.9373009454493" calcext:value-type="float">
            <text:p>10.9373009454493</text:p>
          </table:table-cell>
          <table:table-cell office:value-type="float" office:value="10.9373009454493" calcext:value-type="float">
            <text:p>10.9373009454493</text:p>
          </table:table-cell>
          <table:table-cell table:number-columns-repeated="8"/>
          <table:table-cell table:formula="of:=AVERAGE([.C13:.L13])" office:value-type="float" office:value="10.9373009454493" calcext:value-type="float">
            <text:p>10.9373009454493</text:p>
          </table:table-cell>
          <table:table-cell table:formula="of:=STDEV([.C13:.L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2" office:value-type="float" office:value="7.78650320109087" calcext:value-type="float">
            <text:p>7.78650320109087</text:p>
          </table:table-cell>
          <table:table-cell office:value-type="float" office:value="7.78650320109087" calcext:value-type="float">
            <text:p>7.78650320109087</text:p>
          </table:table-cell>
          <table:table-cell table:number-columns-repeated="8"/>
          <table:table-cell table:formula="of:=AVERAGE([.C14:.L14])" office:value-type="float" office:value="7.78650320109087" calcext:value-type="float">
            <text:p>7.78650320109087</text:p>
          </table:table-cell>
          <table:table-cell table:formula="of:=STDEV([.C14:.L14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Random Forest</text:p>
          </table:table-cell>
          <table:table-cell table:style-name="ce8" office:value-type="float" office:value="8.08052322418785" calcext:value-type="float">
            <text:p>8.08052322418785</text:p>
          </table:table-cell>
          <table:table-cell table:style-name="ce8" office:value-type="float" office:value="7.97508242594466" calcext:value-type="float">
            <text:p>7.97508242594466</text:p>
          </table:table-cell>
          <table:table-cell table:style-name="ce8" office:value-type="float" office:value="7.29312332969707" calcext:value-type="float">
            <text:p>7.29312332969707</text:p>
          </table:table-cell>
          <table:table-cell table:style-name="ce8" table:number-columns-repeated="6"/>
          <table:table-cell table:style-name="ce6"/>
          <table:table-cell/>
          <table:table-cell table:formula="of:=AVERAGE([.C15:.L15])" office:value-type="float" office:value="7.78290965994319" calcext:value-type="float">
            <text:p>7.78290965994319</text:p>
          </table:table-cell>
          <table:table-cell table:formula="of:=STDEV([.C15:.L15])" office:value-type="float" office:value="0.427431196165553" calcext:value-type="float">
            <text:p>0.427431196165553</text:p>
          </table:table-cell>
        </table:table-row>
        <table:table-row table:style-name="ro1">
          <table:table-cell table:style-name="ce1" office:value-type="string" calcext:value-type="string">
            <text:p>Para un 20%</text:p>
          </table:table-cell>
          <table:table-cell table:style-name="ce4"/>
          <table:table-cell table:style-name="ce7" table:number-columns-repeated="9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2" office:value-type="float" office:value="7.22196073494148" calcext:value-type="float">
            <text:p>7.22196073494148</text:p>
          </table:table-cell>
          <table:table-cell office:value-type="float" office:value="7.22196073494148" calcext:value-type="float">
            <text:p>7.22196073494148</text:p>
          </table:table-cell>
          <table:table-cell table:number-columns-repeated="8"/>
          <table:table-cell table:formula="of:=AVERAGE([.C17:.L17])" office:value-type="float" office:value="7.22196073494148" calcext:value-type="float">
            <text:p>7.22196073494148</text:p>
          </table:table-cell>
          <table:table-cell table:formula="of:=STDEV([.C17:.L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 office:value-type="float" office:value="9.99017467366842" calcext:value-type="float">
            <text:p>9.99017467366842</text:p>
          </table:table-cell>
          <table:table-cell office:value-type="float" office:value="9.99017467366842" calcext:value-type="float">
            <text:p>9.99017467366842</text:p>
          </table:table-cell>
          <table:table-cell table:number-columns-repeated="8"/>
          <table:table-cell table:formula="of:=AVERAGE([.C18:.L18])" office:value-type="float" office:value="9.99017467366842" calcext:value-type="float">
            <text:p>9.99017467366842</text:p>
          </table:table-cell>
          <table:table-cell table:formula="of:=STDEV([.C18:.L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3" office:value-type="float" office:value="7.14134778513906" calcext:value-type="float">
            <text:p>7.14134778513906</text:p>
          </table:table-cell>
          <table:table-cell table:number-columns-repeated="8"/>
          <table:table-cell table:formula="of:=AVERAGE([.C19:.L19])" office:value-type="float" office:value="7.14134778513906" calcext:value-type="float">
            <text:p>7.14134778513906</text:p>
          </table:table-cell>
          <table:table-cell table:formula="of:=STDEV([.C19:.L19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Random Forest</text:p>
          </table:table-cell>
          <table:table-cell table:style-name="ce8" office:value-type="float" office:value="7.22011884932682" calcext:value-type="float">
            <text:p>7.22011884932682</text:p>
          </table:table-cell>
          <table:table-cell table:style-name="ce8" office:value-type="float" office:value="7.46825865046228" calcext:value-type="float">
            <text:p>7.46825865046228</text:p>
          </table:table-cell>
          <table:table-cell table:style-name="ce8" office:value-type="float" office:value="8.06930234315443" calcext:value-type="float">
            <text:p>8.06930234315443</text:p>
          </table:table-cell>
          <table:table-cell table:style-name="ce8" table:number-columns-repeated="6"/>
          <table:table-cell table:style-name="ce6"/>
          <table:table-cell/>
          <table:table-cell table:formula="of:=AVERAGE([.C20:.L20])" office:value-type="float" office:value="7.58589328098118" calcext:value-type="float">
            <text:p>7.58589328098118</text:p>
          </table:table-cell>
          <table:table-cell table:formula="of:=STDEV([.C20:.L20])" office:value-type="float" office:value="0.436642395182036" calcext:value-type="float">
            <text:p>0.436642395182036</text:p>
          </table:table-cell>
        </table:table-row>
        <table:table-row table:style-name="ro1">
          <table:table-cell table:style-name="ce1" office:value-type="string" calcext:value-type="string">
            <text:p>Para un 40%</text:p>
          </table:table-cell>
          <table:table-cell table:style-name="ce4"/>
          <table:table-cell table:style-name="ce7" table:number-columns-repeated="9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2" office:value-type="float" office:value="10.4821789646462" calcext:value-type="float">
            <text:p>10.4821789646462</text:p>
          </table:table-cell>
          <table:table-cell office:value-type="float" office:value="10.4821789646462" calcext:value-type="float">
            <text:p>10.4821789646462</text:p>
          </table:table-cell>
          <table:table-cell table:number-columns-repeated="8"/>
          <table:table-cell table:formula="of:=AVERAGE([.C22:.L22])" office:value-type="float" office:value="10.4821789646462" calcext:value-type="float">
            <text:p>10.4821789646462</text:p>
          </table:table-cell>
          <table:table-cell table:formula="of:=STDEV([.C22:.L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 office:value-type="float" office:value="16.6810803768917" calcext:value-type="float">
            <text:p>16.6810803768917</text:p>
          </table:table-cell>
          <table:table-cell office:value-type="float" office:value="16.6810803768917" calcext:value-type="float">
            <text:p>16.6810803768917</text:p>
          </table:table-cell>
          <table:table-cell table:number-columns-repeated="8"/>
          <table:table-cell table:formula="of:=AVERAGE([.C23:.L23])" office:value-type="float" office:value="16.6810803768917" calcext:value-type="float">
            <text:p>16.6810803768917</text:p>
          </table:table-cell>
          <table:table-cell table:formula="of:=STDEV([.C23:.L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2" office:value-type="float" office:value="10.5557315830394" calcext:value-type="float">
            <text:p>10.5557315830394</text:p>
          </table:table-cell>
          <table:table-cell office:value-type="float" office:value="10.5557315830394" calcext:value-type="float">
            <text:p>10.5557315830394</text:p>
          </table:table-cell>
          <table:table-cell table:number-columns-repeated="8"/>
          <table:table-cell table:formula="of:=AVERAGE([.C24:.L24])" office:value-type="float" office:value="10.5557315830394" calcext:value-type="float">
            <text:p>10.5557315830394</text:p>
          </table:table-cell>
          <table:table-cell table:formula="of:=STDEV([.C24:.L24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Random Forest</text:p>
          </table:table-cell>
          <table:table-cell table:style-name="ce8" office:value-type="float" office:value="11.7732161685587" calcext:value-type="float">
            <text:p>11.7732161685587</text:p>
          </table:table-cell>
          <table:table-cell table:style-name="ce8" office:value-type="float" office:value="11.3144918195387" calcext:value-type="float">
            <text:p>11.3144918195387</text:p>
          </table:table-cell>
          <table:table-cell table:style-name="ce8" office:value-type="float" office:value="11.5689679671641" calcext:value-type="float">
            <text:p>11.5689679671641</text:p>
          </table:table-cell>
          <table:table-cell table:style-name="ce8" table:number-columns-repeated="6"/>
          <table:table-cell table:style-name="ce6"/>
          <table:table-cell/>
          <table:table-cell table:formula="of:=AVERAGE([.C25:.L25])" office:value-type="float" office:value="11.5522253184205" calcext:value-type="float">
            <text:p>11.5522253184205</text:p>
          </table:table-cell>
          <table:table-cell table:formula="of:=STDEV([.C25:.L25])" office:value-type="float" office:value="0.229820025914125" calcext:value-type="float">
            <text:p>0.229820025914125</text:p>
          </table:table-cell>
        </table:table-row>
        <table:table-row table:style-name="ro1">
          <table:table-cell office:value-type="string" calcext:value-type="string">
            <text:p>Para un 6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2" office:value-type="float" office:value="10.4043888189681" calcext:value-type="float">
            <text:p>10.4043888189681</text:p>
          </table:table-cell>
          <table:table-cell office:value-type="float" office:value="10.4043888189681" calcext:value-type="float">
            <text:p>10.4043888189681</text:p>
          </table:table-cell>
          <table:table-cell table:number-columns-repeated="8"/>
          <table:table-cell table:formula="of:=AVERAGE([.C27:.L27])" office:value-type="float" office:value="10.4043888189681" calcext:value-type="float">
            <text:p>10.4043888189681</text:p>
          </table:table-cell>
          <table:table-cell table:formula="of:=STDEV([.C27:.L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table:number-columns-repeated="2" office:value-type="float" office:value="16.5564240653868" calcext:value-type="float">
            <text:p>16.5564240653868</text:p>
          </table:table-cell>
          <table:table-cell office:value-type="float" office:value="16.5564240653868" calcext:value-type="float">
            <text:p>16.5564240653868</text:p>
          </table:table-cell>
          <table:table-cell table:number-columns-repeated="8"/>
          <table:table-cell table:formula="of:=AVERAGE([.C28:.L28])" office:value-type="float" office:value="16.5564240653868" calcext:value-type="float">
            <text:p>16.5564240653868</text:p>
          </table:table-cell>
          <table:table-cell table:formula="of:=STDEV([.C28:.L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table:number-columns-repeated="2" office:value-type="float" office:value="10.4774969877985" calcext:value-type="float">
            <text:p>10.4774969877985</text:p>
          </table:table-cell>
          <table:table-cell office:value-type="float" office:value="10.4774969877985" calcext:value-type="float">
            <text:p>10.4774969877985</text:p>
          </table:table-cell>
          <table:table-cell table:number-columns-repeated="8"/>
          <table:table-cell table:formula="of:=AVERAGE([.C29:.L29])" office:value-type="float" office:value="10.4774969877985" calcext:value-type="float">
            <text:p>10.4774969877985</text:p>
          </table:table-cell>
          <table:table-cell table:formula="of:=STDEV([.C29:.L29]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Random Forest</text:p>
          </table:table-cell>
          <table:table-cell table:style-name="ce8" office:value-type="float" office:value="11.5387092611952" calcext:value-type="float">
            <text:p>11.5387092611952</text:p>
          </table:table-cell>
          <table:table-cell table:style-name="ce8" office:value-type="float" office:value="12.2131486860322" calcext:value-type="float">
            <text:p>12.2131486860322</text:p>
          </table:table-cell>
          <table:table-cell table:style-name="ce8" office:value-type="float" office:value="11.5212735229116" calcext:value-type="float">
            <text:p>11.5212735229116</text:p>
          </table:table-cell>
          <table:table-cell table:style-name="ce8" table:number-columns-repeated="6"/>
          <table:table-cell table:style-name="ce6"/>
          <table:table-cell/>
          <table:table-cell table:formula="of:=AVERAGE([.C30:.L30])" office:value-type="float" office:value="11.7577104900463" calcext:value-type="float">
            <text:p>11.7577104900463</text:p>
          </table:table-cell>
          <table:table-cell table:formula="of:=STDEV([.C30:.L30])" office:value-type="float" office:value="0.394517381131075" calcext:value-type="float">
            <text:p>0.394517381131075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3:18:18.055082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13:35:36.859827343</meta:creation-date>
    <dc:date>2022-05-30T13:39:31.847064008</dc:date>
    <meta:editing-duration>PT10H6M53S</meta:editing-duration>
    <meta:editing-cycles>3</meta:editing-cycles>
    <meta:generator>LibreOffice/7.3.3.2$Linux_X86_64 LibreOffice_project/4985bca6212b77bf8c7a86bceeb2084ec86f4b6b</meta:generator>
    <meta:document-statistic meta:table-count="1" meta:cell-count="152" meta:object-count="0"/>
  </office:meta>
</office:document-meta>
</file>